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ca2" officeooo:paragraph-rsid="0011cca2"/>
    </style:style>
    <style:style style:name="P2" style:family="paragraph" style:parent-style-name="Standard">
      <style:paragraph-properties fo:text-align="start" style:justify-single-word="false"/>
      <style:text-properties officeooo:rsid="0011cca2" officeooo:paragraph-rsid="0011cca2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cca2" officeooo:paragraph-rsid="0011cca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24c2" officeooo:paragraph-rsid="001424c2" style:font-weight-asian="normal" style:font-weight-complex="normal"/>
    </style:style>
    <style:style style:name="P5" style:family="paragraph" style:parent-style-name="Standard" style:list-style-name="L1">
      <style:text-properties officeooo:rsid="0011cca2" officeooo:paragraph-rsid="0011cca2"/>
    </style:style>
    <style:style style:name="P6" style:family="paragraph" style:parent-style-name="Standard" style:list-style-name="L1">
      <style:text-properties officeooo:rsid="0011cca2" officeooo:paragraph-rsid="0013442b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11cca2" officeooo:paragraph-rsid="0011cca2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12036b" officeooo:paragraph-rsid="0012036b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3442b" officeooo:paragraph-rsid="0013442b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1347d9" officeooo:paragraph-rsid="001347d9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424c2" officeooo:paragraph-rsid="001424c2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1fe960" officeooo:paragraph-rsid="001fe960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rsid="0022ab7c" officeooo:paragraph-rsid="0022ab7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1cca2" officeooo:paragraph-rsid="0011cca2" fo:background-color="#81d41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951d6" officeooo:paragraph-rsid="001fe960" fo:background-color="#ff800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951d6" officeooo:paragraph-rsid="00203857" fo:background-color="#ff8000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officeooo:rsid="00203857" officeooo:paragraph-rsid="00203857" fo:background-color="transparent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normal" officeooo:rsid="00203857" officeooo:paragraph-rsid="00203857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153428" officeooo:paragraph-rsid="00153428"/>
    </style:style>
    <style:style style:name="P20" style:family="paragraph" style:parent-style-name="Standard" style:list-style-name="L3">
      <style:paragraph-properties fo:text-align="start" style:justify-single-word="false"/>
      <style:text-properties officeooo:rsid="001951d6" officeooo:paragraph-rsid="001951d6"/>
    </style:style>
    <style:style style:name="P21" style:family="paragraph" style:parent-style-name="Standard" style:list-style-name="L3">
      <style:paragraph-properties fo:text-align="start" style:justify-single-word="false"/>
      <style:text-properties style:text-underline-style="none" officeooo:rsid="001afa8c" officeooo:paragraph-rsid="001afa8c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afa8c" officeooo:paragraph-rsid="001afa8c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247cff" officeooo:paragraph-rsid="00247cff" style:font-weight-asian="bold" style:font-weight-complex="bold"/>
    </style:style>
    <style:style style:name="P24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247cff" officeooo:paragraph-rsid="00247cff" style:font-weight-asian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256352" officeooo:paragraph-rsid="00256352" style:font-weight-asian="normal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26445d" officeooo:paragraph-rsid="0026445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47cff" officeooo:paragraph-rsid="00247cff" fo:background-color="#ff800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ba00f" officeooo:paragraph-rsid="001ba00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officeooo:rsid="0011cca2" officeooo:paragraph-rsid="0011cca2" fo:background-color="#ffff00"/>
    </style:style>
    <style:style style:name="P30" style:family="paragraph" style:parent-style-name="Standard">
      <style:paragraph-properties fo:text-align="start" style:justify-single-word="false"/>
      <style:text-properties officeooo:rsid="001951d6" officeooo:paragraph-rsid="001951d6" fo:background-color="#ff8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442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bc6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SCOTAS</text:p>
      <text:p text:style-name="P2"/>
      <text:p text:style-name="P29">04/05/2021</text:p>
      <text:list xml:id="list3007308660" text:style-name="L1">
        <text:list-item>
          <text:p text:style-name="P5">Creamos el controlador de mascotas de tipo resource</text:p>
        </text:list-item>
        <text:list-item>
          <text:p text:style-name="P5">Gestionamos las rutas</text:p>
        </text:list-item>
        <text:list-item>
          <text:p text:style-name="P5">Creamos las vistas de mascotas (index, edit, create, _form, show)</text:p>
        </text:list-item>
        <text:list-item>
          <text:p text:style-name="P6">Creamos un seeder con las categorías de las mascotas</text:p>
        </text:list-item>
        <text:list-item>
          <text:p text:style-name="P6">Creamos un modelo <text:span text:style-name="T2">de mascotas</text:span></text:p>
        </text:list-item>
        <text:list-item>
          <text:p text:style-name="P5">Codificamos el controller</text:p>
        </text:list-item>
        <text:list-item>
          <text:p text:style-name="P5">Hacemos un request para validar los datos</text:p>
          <text:p text:style-name="P5"/>
        </text:list-item>
      </text:list>
      <text:p text:style-name="P16">06/05/2021</text:p>
      <text:list xml:id="list1946516647" text:style-name="L4">
        <text:list-item>
          <text:p text:style-name="P17">Creamos un modelos de las categorias que se van a filtrar establecemos el nombre de la tabla en el modelo</text:p>
        </text:list-item>
        <text:list-item>
          <text:p text:style-name="P17">Creamos el método filtrar</text:p>
        </text:list-item>
        <text:list-item>
          <text:p text:style-name="P17">Gestionamos la ruta correspondiente</text:p>
        </text:list-item>
      </text:list>
      <text:p text:style-name="P1"/>
      <text:p text:style-name="P1">NOTA: falta la <text:span text:style-name="T2">configuración de las </text:span>imagenes</text:p>
      <text:list xml:id="list194443577293198" text:continue-list="list3007308660" text:style-name="L1">
        <text:list-header>
          <text:p text:style-name="P5"/>
        </text:list-header>
      </text:list>
      <text:p text:style-name="P1"/>
      <text:p text:style-name="P3">ANUNCIOS</text:p>
      <text:p text:style-name="P3"/>
      <text:p text:style-name="P14">05/05/2021</text:p>
      <text:list xml:id="list1562343186" text:style-name="L2">
        <text:list-item>
          <text:p text:style-name="P7">Creamos el controlador de anuncios de tipo resource</text:p>
        </text:list-item>
        <text:list-item>
          <text:p text:style-name="P8">Gestionamos las rutas</text:p>
        </text:list-item>
        <text:list-item>
          <text:p text:style-name="P9">Creamos las vistas de anuncios (index, edit, create, _form, show)</text:p>
        </text:list-item>
        <text:list-item>
          <text:p text:style-name="P9">Creamos un seeder con las categorías de anuncios</text:p>
        </text:list-item>
        <text:list-item>
          <text:p text:style-name="P10">Creamos un modelo de mascotas</text:p>
        </text:list-item>
        <text:list-item>
          <text:p text:style-name="P11">Hacemos un request para validar los datos</text:p>
          <text:p text:style-name="P11"/>
        </text:list-item>
      </text:list>
      <text:p text:style-name="P15">06/05/2021</text:p>
      <text:list xml:id="list1619143797" text:style-name="L5">
        <text:list-item>
          <text:p text:style-name="P18">Creamos en el controlador el metodo misAnuncios</text:p>
        </text:list-item>
        <text:list-item>
          <text:p text:style-name="P18">Creamos la ruta correpondiente</text:p>
        </text:list-item>
      </text:list>
      <text:list xml:id="list194442798317309" text:continue-list="list1562343186" text:style-name="L2">
        <text:list-item>
          <text:p text:style-name="P12">Gestión de mis anuncios</text:p>
        </text:list-item>
        <text:list-item>
          <text:p text:style-name="P13">Creamos un modelo de las categorías que se van a filtrar y establecemos el nombre de la tabla en el modelo</text:p>
        </text:list-item>
        <text:list-item>
          <text:p text:style-name="P13">Creamos el método filtrar </text:p>
        </text:list-item>
        <text:list-item>
          <text:p text:style-name="P13">Gestionamos la ruta correpondiente</text:p>
        </text:list-item>
      </text:list>
      <text:p text:style-name="P4"/>
      <text:p text:style-name="P19"><text:span text:style-name="T3">NOTA: </text:span><text:span text:style-name="T4">falta configuración de las imágenes </text:span></text:p>
      <text:p text:style-name="P19"><text:span text:style-name="T4"/></text:p>
      <text:p text:style-name="P19"><text:span text:style-name="T3"/></text:p>
      <text:p text:style-name="P28">AUTENTICACIÓN</text:p>
      <text:p text:style-name="P28"/>
      <text:p text:style-name="P30"><text:span text:style-name="T3">06/05/2021</text:span></text:p>
      <text:list xml:id="list3513227966" text:style-name="L3">
        <text:list-item>
          <text:p text:style-name="P20"><text:span text:style-name="T3">Hacemos la autenticación de usuarios</text:span></text:p>
        </text:list-item>
        <text:list-item>
          <text:p text:style-name="P21"><text:span text:style-name="T3">Creamos los roles de usuario</text:span></text:p>
        </text:list-item>
      </text:list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oft-page-break/><text:span text:style-name="T3"/></text:p>
      <text:p text:style-name="P23">ENVÍO DE CORREOS</text:p>
      <text:p text:style-name="P23"/>
      <text:p text:style-name="P27">06/05/2021</text:p>
      <text:list xml:id="list308360769" text:style-name="L6">
        <text:list-item>
          <text:p text:style-name="P24">Modificamos el archivo .env</text:p>
        </text:list-item>
        <text:list-item>
          <text:p text:style-name="P24">Creamos un mailable y lo codificamos con los parametros que vamos a recibir y que vamos a pasar a la vista</text:p>
        </text:list-item>
        <text:list-item>
          <text:p text:style-name="P25">Creamos la vista que formará el contenido del mail</text:p>
        </text:list-item>
        <text:list-item>
          <text:p text:style-name="P25">Creamos la vista del formulario</text:p>
        </text:list-item>
        <text:list-item>
          <text:p text:style-name="P25">Creamos el controller </text:p>
        </text:list-item>
        <text:list-item>
          <text:p text:style-name="P26">Gestionamos las rutas de enviar y crea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5T09:54:00.363000000</meta:creation-date>
    <dc:date>2021-05-06T19:40:17.360000000</dc:date>
    <meta:editing-duration>PT2H15M27S</meta:editing-duration>
    <meta:editing-cycles>8</meta:editing-cycles>
    <meta:generator>LibreOffice/6.4.7.2$Windows_X86_64 LibreOffice_project/639b8ac485750d5696d7590a72ef1b496725cfb5</meta:generator>
    <meta:document-statistic meta:table-count="0" meta:image-count="0" meta:object-count="0" meta:page-count="2" meta:paragraph-count="45" meta:word-count="275" meta:character-count="1533" meta:non-whitespace-character-count="1330"/>
  </office:meta>
</office:document-meta>
</file>